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Courier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ourier" fo:font-size="10pt" style:font-size-asian="10pt" style:font-size-complex="10pt"/>
    </style:style>
    <style:style style:name="P4" style:family="paragraph" style:parent-style-name="Standard">
      <style:paragraph-properties fo:break-before="page"/>
      <style:text-properties style:font-name="Courier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rtual1.cpp</text:p>
      <text:p text:style-name="P2"/>
      <text:p text:style-name="P2">class ClassA</text:p>
      <text:p text:style-name="P2">{</text:p>
      <text:p text:style-name="P2">public:</text:p>
      <text:p text:style-name="P2"><text:s text:c="4"/>void sun() <text:s text:c="8"/>{ printf("\tClassA sun\n"); }</text:p>
      <text:p text:style-name="P2"><text:s text:c="4"/>virtual void mon() { printf("\tClassA mon\n"); }</text:p>
      <text:p text:style-name="P2"><text:s text:c="4"/>virtual void tue() { printf("\tClassA tue\n"); }</text:p>
      <text:p text:style-name="P2"><text:s text:c="4"/>virtual void wed() { printf("\tClassA wed\n"); }</text:p>
      <text:p text:style-name="P2">};</text:p>
      <text:p text:style-name="P2"/>
      <text:p text:style-name="P2">class ClassB : public ClassA</text:p>
      <text:p text:style-name="P2">{</text:p>
      <text:p text:style-name="P2">public:</text:p>
      <text:p text:style-name="P2"><text:s text:c="4"/>virtual void mon() { printf("\tClassB mon (%#lx)\n", this); }</text:p>
      <text:p text:style-name="P2">};</text:p>
      <text:p text:style-name="P2"/>
      <text:p text:style-name="P2">int main(int argc, void **argv)</text:p>
      <text:p text:style-name="P2">{</text:p>
      <text:p text:style-name="P2"><text:s text:c="4"/>void(**vTable)(ssize_t);</text:p>
      <text:p text:style-name="P2"><text:s text:c="4"/></text:p>
      <text:p text:style-name="P2"><text:s text:c="4"/>printf("A:\n");</text:p>
      <text:p text:style-name="P2"><text:s text:c="4"/>ClassA * a = new ClassA;</text:p>
      <text:p text:style-name="P2"><text:s text:c="4"/>vTable = *(void(***)(ssize_t))a;</text:p>
      <text:p text:style-name="P2"><text:s text:c="4"/>printf(" <text:s/>vTable[0]: %#lx", vTable[0]); vTable[0](0x1000);</text:p>
      <text:p text:style-name="P2"><text:s text:c="4"/>printf(" <text:s/>vTable[1]: %#lx", vTable[1]); vTable[1](0x1000);</text:p>
      <text:p text:style-name="P2"><text:s text:c="4"/>printf(" <text:s/>vTable[2]: %#lx", vTable[2]); vTable[2](0x1000);</text:p>
      <text:p text:style-name="P2"/>
      <text:p text:style-name="P2"><text:s text:c="4"/>printf("B:\n");</text:p>
      <text:p text:style-name="P2"><text:s text:c="4"/>ClassB * b = new ClassB;</text:p>
      <text:p text:style-name="P2"><text:s text:c="4"/>vTable = *(void(***)(ssize_t))b;</text:p>
      <text:p text:style-name="P2"><text:s text:c="4"/>printf(" <text:s/>vTable[0]: %#lx", vTable[0]); vTable[0](0x1000);</text:p>
      <text:p text:style-name="P2"><text:s text:c="4"/>printf(" <text:s/>vTable[1]: %#lx", vTable[1]); vTable[1](0x1000);</text:p>
      <text:p text:style-name="P2"><text:s text:c="4"/>printf(" <text:s/>vTable[2]: %#lx", vTable[2]); vTable[2](0x1000);</text:p>
      <text:p text:style-name="P2"/>
      <text:p text:style-name="P2"><text:s text:c="4"/>return 0;</text:p>
      <text:p text:style-name="P2">};</text:p>
      <text:p text:style-name="P2"/>
      <text:p text:style-name="P2"/>
      <text:p text:style-name="P2"/>
      <text:p text:style-name="P3"><draw:frame draw:style-name="fr1" draw:name="graphics1" text:anchor-type="paragraph" svg:width="6.6665in" svg:height="0.052in" draw:z-index="0"><draw:image xlink:href="/usr/lib64/openoffice.org2.0/share/gallery/rulers/blurulr6.gif" xlink:type="simple" xlink:show="embed" xlink:actuate="onLoad"/></draw:frame></text:p>
      <text:p text:style-name="P2">A:</text:p>
      <text:p text:style-name="P2"><text:s text:c="2"/>vTable[0]: 0x4008a8<text:tab/>ClassA mon</text:p>
      <text:p text:style-name="P2"><text:s text:c="2"/>vTable[1]: 0x400890<text:tab/>ClassA tue</text:p>
      <text:p text:style-name="P2"><text:s text:c="2"/>vTable[2]: 0x400878<text:tab/>ClassA wed</text:p>
      <text:p text:style-name="P2">B:</text:p>
      <text:p text:style-name="P2"><text:s text:c="2"/>vTable[0]: 0x4008c0<text:tab/>ClassB mon (0x1000)</text:p>
      <text:p text:style-name="P2"><text:s text:c="2"/>vTable[1]: 0x400890<text:tab/>ClassA tue</text:p>
      <text:p text:style-name="P2"><text:s text:c="2"/>vTable[2]: 0x400878<text:tab/>ClassA wed</text:p>
      <text:p text:style-name="P2"/>
      <text:p text:style-name="P4">virtual2.cpp</text:p>
      <text:p text:style-name="P1"/>
      <text:p text:style-name="P2">class ClassA</text:p>
      <text:p text:style-name="P2">{</text:p>
      <text:p text:style-name="P2">public:</text:p>
      <text:p text:style-name="P2"><text:s text:c="4"/>void sun() <text:s text:c="8"/>{ printf("\tClassA sun\n"); }</text:p>
      <text:p text:style-name="P2"><text:s text:c="4"/>virtual void mon() { printf("\tClassA mon\n"); }</text:p>
      <text:p text:style-name="P2"><text:s text:c="4"/>virtual void tue() { printf("\tClassA tue\n"); }</text:p>
      <text:p text:style-name="P2"><text:s text:c="4"/>virtual void wed() { printf("\tClassA wed\n"); }</text:p>
      <text:p text:style-name="P2">};</text:p>
      <text:p text:style-name="P2"/>
      <text:p text:style-name="P2">class ClassB : public ClassA</text:p>
      <text:p text:style-name="P2">{</text:p>
      <text:p text:style-name="P2">public:</text:p>
      <text:p text:style-name="P2"><text:s text:c="4"/>void sun() <text:s text:c="9"/>{ printf("\tClassB sun\n"); }</text:p>
      <text:p text:style-name="P2"><text:s text:c="4"/>virtual void mon() <text:s/>{ printf("\tClassB mon\n"); }</text:p>
      <text:p text:style-name="P2"><text:s text:c="4"/>virtual void thu() <text:s/>{ printf("\tClassB thu\n"); }</text:p>
      <text:p text:style-name="P2">};</text:p>
      <text:p text:style-name="P2"/>
      <text:p text:style-name="P2">int main(int argc, void **argv)</text:p>
      <text:p text:style-name="P2">{</text:p>
      <text:p text:style-name="P2"><text:s text:c="4"/>void(**vTable)(ssize_t);</text:p>
      <text:p text:style-name="P2"/>
      <text:p text:style-name="P2"><text:s text:c="4"/>printf("A:\n");</text:p>
      <text:p text:style-name="P2"><text:s text:c="4"/>ClassA * a = new ClassA;</text:p>
      <text:p text:style-name="P2"><text:s text:c="4"/>vTable = *(void(***)(ssize_t))a;</text:p>
      <text:p text:style-name="P2"><text:s text:c="4"/>printf(" <text:s/>vTable[0]: %#lx", vTable[0]); vTable[0](0x1000);</text:p>
      <text:p text:style-name="P2"><text:s text:c="4"/>printf(" <text:s/>vTable[1]: %#lx", vTable[1]); vTable[1](0x1000);</text:p>
      <text:p text:style-name="P2"><text:s text:c="4"/>printf(" <text:s/>vTable[2]: %#lx", vTable[2]); vTable[2](0x1000);</text:p>
      <text:p text:style-name="P2"><text:s text:c="4"/>printf(" <text:s/>vTable[3]: %#lx\n", vTable[3]); // vTable[3](0x1000);</text:p>
      <text:p text:style-name="P2"/>
      <text:p text:style-name="P2"><text:s text:c="4"/>printf("B:\n");</text:p>
      <text:p text:style-name="P2"><text:s text:c="4"/>ClassB * b = new ClassB;</text:p>
      <text:p text:style-name="P2"><text:s text:c="4"/>vTable = *(void(***)(ssize_t))b;</text:p>
      <text:p text:style-name="P2"><text:s text:c="4"/>printf(" <text:s/>vTable[0]: %#lx", vTable[0]); vTable[0](0x1000);</text:p>
      <text:p text:style-name="P2"><text:s text:c="4"/>printf(" <text:s/>vTable[1]: %#lx", vTable[1]); vTable[1](0x1000);</text:p>
      <text:p text:style-name="P2"><text:s text:c="4"/>printf(" <text:s/>vTable[2]: %#lx", vTable[2]); vTable[2](0x1000);</text:p>
      <text:p text:style-name="P2"><text:s text:c="4"/>printf(" <text:s/>vTable[3]: %#lx", vTable[3]); vTable[3](0x1000);</text:p>
      <text:p text:style-name="P2"><text:s text:c="4"/>printf("\n");</text:p>
      <text:p text:style-name="P2"/>
      <text:p text:style-name="P2"><text:s text:c="4"/>return 0;</text:p>
      <text:p text:style-name="P2">};</text:p>
      <text:p text:style-name="P2"/>
      <text:p text:style-name="P2"><draw:frame draw:style-name="fr1" draw:name="graphics2" text:anchor-type="paragraph" svg:width="6.6665in" svg:height="0.052in" draw:z-index="1"><draw:image xlink:href="/usr/lib64/openoffice.org2.0/share/gallery/rulers/blurulr6.gif" xlink:type="simple" xlink:show="embed" xlink:actuate="onLoad"/></draw:frame></text:p>
      <text:p text:style-name="P2">A:</text:p>
      <text:p text:style-name="P2"><text:s text:c="2"/>vTable[0]: 0x400948<text:tab/>ClassA mon</text:p>
      <text:p text:style-name="P2"><text:s text:c="2"/>vTable[1]: 0x400930<text:tab/>ClassA tue</text:p>
      <text:p text:style-name="P2"><text:s text:c="2"/>vTable[2]: 0x400918<text:tab/>ClassA wed</text:p>
      <text:p text:style-name="P2"><text:s text:c="2"/>vTable[3]: 0</text:p>
      <text:p text:style-name="P2">B:</text:p>
      <text:p text:style-name="P2"><text:s text:c="2"/>vTable[0]: 0x400978<text:tab/>ClassB mon</text:p>
      <text:p text:style-name="P2"><text:s text:c="2"/>vTable[1]: 0x400930<text:tab/>ClassA tue</text:p>
      <text:p text:style-name="P2"><text:s text:c="2"/>vTable[2]: 0x400918<text:tab/>ClassA wed</text:p>
      <text:p text:style-name="P2"><text:s text:c="2"/>vTable[3]: 0x400960<text:tab/>ClassB thu</text:p>
      <text:p text:style-name="P2"/>
      <text:p text:style-name="P4">virtual3.cpp (page 1/3)</text:p>
      <text:p text:style-name="P1"/>
      <text:p text:style-name="P2">class ClassA</text:p>
      <text:p text:style-name="P2">{</text:p>
      <text:p text:style-name="P2">public:</text:p>
      <text:p text:style-name="P2"><text:s text:c="4"/>void sun() <text:s text:c="8"/>{ printf("ClassA sun\n"); }</text:p>
      <text:p text:style-name="P2"><text:s text:c="4"/>virtual void mon() { printf("ClassA mon\n"); }</text:p>
      <text:p text:style-name="P2"><text:s text:c="4"/>virtual void tue() { printf("ClassA tue\n"); }</text:p>
      <text:p text:style-name="P2"><text:s text:c="4"/>virtual void wed() { printf("ClassA wed\n"); }</text:p>
      <text:p text:style-name="P2"/>
      <text:p text:style-name="P2">private:</text:p>
      <text:p text:style-name="P2"><text:s text:c="4"/>char aData[256];</text:p>
      <text:p text:style-name="P2">};</text:p>
      <text:p text:style-name="P2"/>
      <text:p text:style-name="P2">class ClassB</text:p>
      <text:p text:style-name="P2">{</text:p>
      <text:p text:style-name="P2">public:</text:p>
      <text:p text:style-name="P2"><text:s text:c="4"/>void sun() <text:s text:c="9"/>{ printf("ClassB sun\n"); }</text:p>
      <text:p text:style-name="P2"><text:s text:c="4"/>virtual void mon() <text:s/>{ printf("ClassB mon\n"); }</text:p>
      <text:p text:style-name="P2"><text:s text:c="4"/>virtual void tue() <text:s/>{ printf("ClassB tue\n"); }</text:p>
      <text:p text:style-name="P2">private:</text:p>
      <text:p text:style-name="P2"><text:s text:c="4"/>int bData;</text:p>
      <text:p text:style-name="P2">};</text:p>
      <text:p text:style-name="P2"/>
      <text:p text:style-name="P2">class ClassC : public ClassA, public ClassB</text:p>
      <text:p text:style-name="P2">{</text:p>
      <text:p text:style-name="P2">public:</text:p>
      <text:p text:style-name="P2"><text:s text:c="4"/>virtual void mon() <text:s/>{ printf("ClassC mon (%#lx)\n", this); }</text:p>
      <text:p text:style-name="P2">};</text:p>
      <text:p text:style-name="P2"/>
      <text:p text:style-name="P2">void MyFunctionA(ClassA *a)</text:p>
      <text:p text:style-name="P2">{</text:p>
      <text:p text:style-name="P2"><text:s text:c="4"/>printf("a: %#lx\n", a);</text:p>
      <text:p text:style-name="P2">}</text:p>
      <text:p text:style-name="P2"/>
      <text:p text:style-name="P2">void MyFunctionB(ClassB *b)</text:p>
      <text:p text:style-name="P2">{</text:p>
      <text:p text:style-name="P2"><text:s text:c="4"/>printf("b: %#lx\n", b);</text:p>
      <text:p text:style-name="P2">}</text:p>
      <text:p text:style-name="P2"/>
      <text:p text:style-name="P2">void MyFunctionC(ClassC *c)</text:p>
      <text:p text:style-name="P2">{</text:p>
      <text:p text:style-name="P2"><text:s text:c="4"/>printf("c: %#lx\n", c);</text:p>
      <text:p text:style-name="P2">}</text:p>
      <text:p text:style-name="P2"/>
      <text:p text:style-name="P2"/>
      <text:p text:style-name="P2">int main(int argc, void **argv)</text:p>
      <text:p text:style-name="P2">{</text:p>
      <text:p text:style-name="P2"><text:s text:c="4"/>ClassC * c = new ClassC;</text:p>
      <text:p text:style-name="P2"><text:s text:c="4"/>MyFunctionA(c);</text:p>
      <text:p text:style-name="P2"><text:s text:c="4"/>MyFunctionB(c);</text:p>
      <text:p text:style-name="P2"><text:s text:c="4"/>MyFunctionC(c);</text:p>
      <text:p text:style-name="P2"/>
      <text:p text:style-name="P2"><text:s text:c="4"/>printf("\nUsing C-style cast (c-&gt;a and c-&gt;b)\n");</text:p>
      <text:p text:style-name="P2"><text:s text:c="4"/>ClassA * a = (ClassA *)c;</text:p>
      <text:p text:style-name="P2"><text:s text:c="4"/>ClassB * b = (ClassB *)c;</text:p>
      <text:p text:style-name="P2"><text:s text:c="4"/>MyFunctionA(a);</text:p>
      <text:p text:style-name="P4">virtual3.cpp (page 2/3)</text:p>
      <text:p text:style-name="P1"/>
      <text:p text:style-name="P2"><text:s text:c="4"/>MyFunctionB(b);</text:p>
      <text:p text:style-name="P2"><text:s text:c="4"/>MyFunctionC(c);</text:p>
      <text:p text:style-name="P2"/>
      <text:p text:style-name="P2"><text:s text:c="4"/>printf("\nUsing C-style cast (c-&gt;a and a-&gt;b)\n");</text:p>
      <text:p text:style-name="P2"><text:s text:c="4"/>a = (ClassA *)c;</text:p>
      <text:p text:style-name="P2"><text:s text:c="4"/>b = (ClassB *)a;</text:p>
      <text:p text:style-name="P2"><text:s text:c="4"/>MyFunctionA(a);</text:p>
      <text:p text:style-name="P2"><text:s text:c="4"/>MyFunctionB(b);</text:p>
      <text:p text:style-name="P2"><text:s text:c="4"/>MyFunctionC(c);</text:p>
      <text:p text:style-name="P2"/>
      <text:p text:style-name="P2"><text:s text:c="4"/>printf("\nUsing reinterpret-style cast (c-&gt;a and c-&gt;b)\n");</text:p>
      <text:p text:style-name="P2"><text:s text:c="4"/>a = reinterpret_cast&lt;ClassA *&gt;(c);</text:p>
      <text:p text:style-name="P2"><text:s text:c="4"/>b = reinterpret_cast&lt;ClassB *&gt;(c);</text:p>
      <text:p text:style-name="P2"><text:s text:c="4"/>MyFunctionA(a);</text:p>
      <text:p text:style-name="P2"><text:s text:c="4"/>MyFunctionB(b);</text:p>
      <text:p text:style-name="P2"><text:s text:c="4"/>MyFunctionC(c);</text:p>
      <text:p text:style-name="P2"/>
      <text:p text:style-name="P2"><text:s text:c="4"/>printf("\nUsing reinterpret-style cast (c-&gt;a and a-&gt;b)\n");</text:p>
      <text:p text:style-name="P2"><text:s text:c="4"/>a = reinterpret_cast&lt;ClassA *&gt;(c);</text:p>
      <text:p text:style-name="P2"><text:s text:c="4"/>b = reinterpret_cast&lt;ClassB *&gt;(a);</text:p>
      <text:p text:style-name="P2"><text:s text:c="4"/>MyFunctionA(a);</text:p>
      <text:p text:style-name="P2"><text:s text:c="4"/>MyFunctionB(b);</text:p>
      <text:p text:style-name="P2"><text:s text:c="4"/>MyFunctionC(c);</text:p>
      <text:p text:style-name="P2"/>
      <text:p text:style-name="P2"/>
      <text:p text:style-name="P2"><text:s text:c="4"/>printf("\nUsing static-style cast\n");</text:p>
      <text:p text:style-name="P2"><text:s text:c="4"/>a = (ClassA *)c;</text:p>
      <text:p text:style-name="P2"><text:s text:c="4"/>//b = static_cast&lt;ClassB *&gt;(a);</text:p>
      <text:p text:style-name="P2"><text:s text:c="4"/>MyFunctionA(a);</text:p>
      <text:p text:style-name="P2"><text:s text:c="4"/>printf("b: invalid static_cast from type 'ClassA*' to type 'ClassB*'\n");</text:p>
      <text:p text:style-name="P2"><text:s text:c="4"/>//MyFunctionB(b);</text:p>
      <text:p text:style-name="P2"><text:s text:c="4"/>MyFunctionC(c);</text:p>
      <text:p text:style-name="P2"/>
      <text:p text:style-name="P2"><text:s text:c="4"/>printf("\nUsing dynamic-style cast\n");</text:p>
      <text:p text:style-name="P2"><text:s text:c="4"/>b = dynamic_cast&lt;ClassB *&gt;(c);</text:p>
      <text:p text:style-name="P2"><text:s text:c="4"/>a = dynamic_cast&lt;ClassA *&gt;(b);</text:p>
      <text:p text:style-name="P2"><text:s text:c="4"/>MyFunctionA(a);</text:p>
      <text:p text:style-name="P2"><text:s text:c="4"/>MyFunctionB(b);</text:p>
      <text:p text:style-name="P2"><text:s text:c="4"/>MyFunctionC(c);</text:p>
      <text:p text:style-name="P2"/>
      <text:p text:style-name="P2"/>
      <text:p text:style-name="P2"><text:s text:c="4"/>return 0;</text:p>
      <text:p text:style-name="P2">};</text:p>
      <text:p text:style-name="P2"/>
      <text:p text:style-name="P2"><draw:frame draw:style-name="fr1" draw:name="graphics3" text:anchor-type="paragraph" svg:width="6.6665in" svg:height="0.052in" draw:z-index="2"><draw:image xlink:href="/usr/lib64/openoffice.org2.0/share/gallery/rulers/blurulr6.gif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virtual3.out (page 3/3)</text:p>
      <text:p text:style-name="P1"/>
      <text:p text:style-name="P2">a: 0x1e3d010</text:p>
      <text:p text:style-name="P2">b: 0x1e3d118</text:p>
      <text:p text:style-name="P2">c: 0x1e3d010</text:p>
      <text:p text:style-name="P2"/>
      <text:p text:style-name="P2">Using C-style cast (c-&gt;a and c-&gt;b)</text:p>
      <text:p text:style-name="P2">a: 0x1e3d010</text:p>
      <text:p text:style-name="P2">b: 0x1e3d118</text:p>
      <text:p text:style-name="P2">c: 0x1e3d010</text:p>
      <text:p text:style-name="P2"/>
      <text:p text:style-name="P2">Using C-style cast (c-&gt;a and a-&gt;b)</text:p>
      <text:p text:style-name="P2">a: 0x1e3d010</text:p>
      <text:p text:style-name="P2">b: 0x1e3d010</text:p>
      <text:p text:style-name="P2">c: 0x1e3d010</text:p>
      <text:p text:style-name="P2"/>
      <text:p text:style-name="P2">Using reinterpret-style cast (c-&gt;a and c-&gt;b)</text:p>
      <text:p text:style-name="P2">a: 0x1e3d010</text:p>
      <text:p text:style-name="P2">b: 0x1e3d010</text:p>
      <text:p text:style-name="P2">c: 0x1e3d010</text:p>
      <text:p text:style-name="P2"/>
      <text:p text:style-name="P2">Using reinterpret-style cast (c-&gt;a and a-&gt;b)</text:p>
      <text:p text:style-name="P2">a: 0x1e3d010</text:p>
      <text:p text:style-name="P2">b: 0x1e3d010</text:p>
      <text:p text:style-name="P2">c: 0x1e3d010</text:p>
      <text:p text:style-name="P2"/>
      <text:p text:style-name="P2">Using static-style cast</text:p>
      <text:p text:style-name="P2">a: 0x1e3d010</text:p>
      <text:p text:style-name="P2">b: invalid static_cast from type 'ClassA*' to type 'ClassB*'</text:p>
      <text:p text:style-name="P2">c: 0x1e3d010</text:p>
      <text:p text:style-name="P2"/>
      <text:p text:style-name="P2">Using dynamic-style cast</text:p>
      <text:p text:style-name="P2">a: 0x1e3d010</text:p>
      <text:p text:style-name="P2">b: 0x1e3d118</text:p>
      <text:p text:style-name="P2">c: 0x1e3d010</text:p>
      <text:p text:style-name="P2"/>
      <text:p text:style-name="P4">virtual4.cpp (page 1/2)</text:p>
      <text:p text:style-name="P1"/>
      <text:p text:style-name="P2">class ClassA</text:p>
      <text:p text:style-name="P2">{</text:p>
      <text:p text:style-name="P2">public:</text:p>
      <text:p text:style-name="P2"><text:s text:c="4"/>void sun() <text:s text:c="8"/>{ printf("\tClassA sun\n"); }</text:p>
      <text:p text:style-name="P2"><text:s text:c="4"/>virtual void mon() { printf("\tClassA mon\n"); }</text:p>
      <text:p text:style-name="P2"><text:s text:c="4"/>virtual void tue() { printf("\tClassA tue\n"); }</text:p>
      <text:p text:style-name="P2"><text:s text:c="4"/>virtual void wed() { printf("\tClassA wed\n"); }</text:p>
      <text:p text:style-name="P2">};</text:p>
      <text:p text:style-name="P2"/>
      <text:p text:style-name="P2">class ClassB</text:p>
      <text:p text:style-name="P2">{</text:p>
      <text:p text:style-name="P2">public:</text:p>
      <text:p text:style-name="P2"><text:s text:c="4"/>void sun() <text:s text:c="9"/>{ printf("\tClassB sun\n"); }</text:p>
      <text:p text:style-name="P2"><text:s text:c="4"/>virtual void mon() <text:s/>{ printf("\tClassB mon\n"); }</text:p>
      <text:p text:style-name="P2"><text:s text:c="4"/>virtual void tue() <text:s/>{ printf("\tClassB tue\n"); }</text:p>
      <text:p text:style-name="P2">};</text:p>
      <text:p text:style-name="P2"/>
      <text:p text:style-name="P2">class ClassC : public ClassA, public ClassB</text:p>
      <text:p text:style-name="P2">{</text:p>
      <text:p text:style-name="P2">public:</text:p>
      <text:p text:style-name="P2"><text:s text:c="4"/>virtual void mon() <text:s/>{ printf("\tClassC mon (%#lx)\n", this); }</text:p>
      <text:p text:style-name="P2">};</text:p>
      <text:p text:style-name="P2"/>
      <text:p text:style-name="P2">int main(int argc, void **argv)</text:p>
      <text:p text:style-name="P2">{</text:p>
      <text:p text:style-name="P2"><text:s text:c="4"/>void(**vTable)(ssize_t);</text:p>
      <text:p text:style-name="P2"><text:s text:c="4"/>void(**vTable2)(ssize_t);</text:p>
      <text:p text:style-name="P2"/>
      <text:p text:style-name="P2"><text:s text:c="4"/>printf("A:\n");</text:p>
      <text:p text:style-name="P2"><text:s text:c="4"/>ClassA * a = new ClassA;</text:p>
      <text:p text:style-name="P2"><text:s text:c="4"/>vTable = *(void(***)(ssize_t))a;</text:p>
      <text:p text:style-name="P2"><text:s text:c="4"/>printf(" <text:s/>vTable[0]: %#lx", vTable[0]); vTable[0](0x1000);</text:p>
      <text:p text:style-name="P2"><text:s text:c="4"/>printf(" <text:s/>vTable[1]: %#lx", vTable[1]); vTable[1](0x1000);</text:p>
      <text:p text:style-name="P2"><text:s text:c="4"/>printf(" <text:s/>vTable[2]: %#lx", vTable[2]); vTable[2](0x1000);</text:p>
      <text:p text:style-name="P2"/>
      <text:p text:style-name="P2"><text:s text:c="4"/>printf("C:\n");</text:p>
      <text:p text:style-name="P2"><text:s text:c="4"/>ClassC * c = new ClassC;</text:p>
      <text:p text:style-name="P2"><text:s text:c="4"/>vTable = *(void(***)(ssize_t))c;</text:p>
      <text:p text:style-name="P2"><text:s text:c="4"/>vTable2 = ((void(***)(ssize_t))c)[1];</text:p>
      <text:p text:style-name="P2"><text:s text:c="4"/>printf(" <text:s/>vTable[0]: %#lx", vTable[0]); vTable[0](0x1000);</text:p>
      <text:p text:style-name="P2"><text:s text:c="4"/>printf(" <text:s/>vTable[1]: %#lx", vTable[1]); vTable[1](0x1000);</text:p>
      <text:p text:style-name="P2"><text:s text:c="4"/>printf(" <text:s/>vTable[2]: %#lx", vTable[2]); vTable[2](0x1000);</text:p>
      <text:p text:style-name="P2"/>
      <text:p text:style-name="P2"><text:s text:c="4"/>printf("\n");</text:p>
      <text:p text:style-name="P2"><text:s text:c="4"/>printf(" <text:s/>vTable2[0]: %#lx", vTable2[0]); vTable2[0](0x1000);</text:p>
      <text:p text:style-name="P2"><text:s text:c="4"/>printf(" <text:s/>vTable2[1]: %#lx", vTable2[1]); vTable2[1](0x1000);</text:p>
      <text:p text:style-name="P2"><text:s text:c="4"/>printf(" <text:s/>vTable2[2]: %#lx\n", vTable2[2]); // vTable2[2](0x1000);</text:p>
      <text:p text:style-name="P2"/>
      <text:p text:style-name="P2"><text:s text:c="4"/>return 0;</text:p>
      <text:p text:style-name="P2">};</text:p>
      <text:p text:style-name="P2"/>
      <text:p text:style-name="P2"><draw:frame draw:style-name="fr1" draw:name="graphics4" text:anchor-type="paragraph" svg:width="6.6665in" svg:height="0.052in" draw:z-index="3"><draw:image xlink:href="/usr/lib64/openoffice.org2.0/share/gallery/rulers/blurulr6.gif" xlink:type="simple" xlink:show="embed" xlink:actuate="onLoad"/></draw:frame></text:p>
      <text:p text:style-name="P2"/>
      <text:p text:style-name="P2"/>
      <text:p text:style-name="P2"/>
      <text:p text:style-name="P4">virtual4.out (page 2/2)</text:p>
      <text:p text:style-name="P1"/>
      <text:p text:style-name="P2">A:</text:p>
      <text:p text:style-name="P2"><text:s text:c="2"/>vTable[0]: 0x4009ac<text:tab/>ClassA mon</text:p>
      <text:p text:style-name="P2"><text:s text:c="2"/>vTable[1]: 0x400994<text:tab/>ClassA tue</text:p>
      <text:p text:style-name="P2"><text:s text:c="2"/>vTable[2]: 0x40097c<text:tab/>ClassA wed</text:p>
      <text:p text:style-name="P2">C:</text:p>
      <text:p text:style-name="P2"><text:s text:c="2"/>vTable[0]: 0x4009fa<text:tab/>ClassC mon (0x1000)</text:p>
      <text:p text:style-name="P2"><text:s text:c="2"/>vTable[1]: 0x400994<text:tab/>ClassA tue</text:p>
      <text:p text:style-name="P2"><text:s text:c="2"/>vTable[2]: 0x40097c<text:tab/>ClassA wed</text:p>
      <text:p text:style-name="P2"/>
      <text:p text:style-name="P2"><text:s text:c="2"/>vTable2[0]: 0x4009f4<text:tab/>ClassC mon (0xff8)</text:p>
      <text:p text:style-name="P2"><text:s text:c="2"/>vTable2[1]: 0x4009c4<text:tab/>ClassB tue</text:p>
      <text:p text:style-name="P2"><text:s text:c="2"/>vTable2[2]: 0</text:p>
      <text:p text:style-name="P2"/>
      <text:p text:style-name="P2"/>
      <text:p text:style-name="P2"/>
      <text:p text:style-name="P2">0x00000000004009f4 in non-virtual thunk to ClassC::mon() ()</text:p>
      <text:p text:style-name="P2">(gdb) disass</text:p>
      <text:p text:style-name="P2">Dump of assembler code for function _ZThn8_N6ClassC3monEv:</text:p>
      <text:p text:style-name="P2">0x00000000004009f4 &lt;_ZThn8_N6ClassC3monEv+0&gt;: <text:s text:c="2"/>add <text:s text:c="3"/>$0xfffffffffffffff8,%rdi</text:p>
      <text:p text:style-name="P2">0x00000000004009f8 &lt;_ZThn8_N6ClassC3monEv+4&gt;: <text:s text:c="2"/>jmp <text:s text:c="3"/>0x4009fa &lt;_ZN6ClassC3monEv&gt;</text:p>
      <text:p text:style-name="P2">End of assembler dum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writing-mode="page"/>
      <style:text-properties style:use-window-font-color="true" style:font-name="Times New Roman" fo:font-size="12pt" fo:language="en" fo:country="US" style:font-name-asian="DejaVu LGC San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center" style:justify-single-word="false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2010-03-23T18:11:16</meta:creation-date>
    <dc:date>2010-03-24T09:09:13</dc:date>
    <dc:language>en-US</dc:language>
    <meta:editing-cycles>3</meta:editing-cycles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7" meta:paragraph-count="260" meta:word-count="1055" meta:character-count="7237"/>
  </office:meta>
</office:document-meta>
</file>